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Paragraphedeliste" style:list-style-name="LFO1" style:family="paragraph"/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Paragraphedeliste" style:list-style-name="LFO1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Paragraphedeliste" style:list-style-name="LFO1" style:family="paragraph"/>
    <style:style style:name="P19" style:parent-style-name="Paragraphedeliste" style:list-style-name="LFO2" style:family="paragraph"/>
    <style:style style:name="P20" style:parent-style-name="Paragraphedeliste" style:list-style-name="LFO2" style:family="paragraph"/>
    <style:style style:name="P21" style:parent-style-name="Paragraphedeliste" style:list-style-name="LFO2" style:family="paragraph"/>
    <style:style style:name="P22" style:parent-style-name="Normal" style:family="paragraph">
      <style:paragraph-properties fo:margin-left="0.4916in">
        <style:tab-stops/>
      </style:paragraph-properties>
    </style:style>
    <style:style style:name="P23" style:parent-style-name="Paragraphedeliste" style:list-style-name="LFO3" style:family="paragraph"/>
    <style:style style:name="P24" style:parent-style-name="Paragraphedeliste" style:list-style-name="LFO3" style:family="paragraph"/>
    <style:style style:name="P25" style:parent-style-name="Paragraphedeliste" style:list-style-name="LFO1" style:family="paragraph"/>
  </office:automatic-styles>
  <office:body>
    <office:text text:use-soft-page-breaks="true">
      <text:p text:style-name="P1">PréCondition :</text:p>
      <text:p text:style-name="Normal">J’ai créé un projet GIT avec une branche master et une branche developp</text:p>
      <text:p text:style-name="Normal">PostCondition :</text:p>
      <text:p text:style-name="Normal">Un nouveau commit avec la fonctionnalité est réalisé sur la branche develop</text:p>
      <text:p text:style-name="Normal"/>
      <text:p text:style-name="P2">Processus pour ajouter une nouvelle fonctionnalité dans le logiciel :</text:p>
      <text:list text:style-name="LFO1" text:continue-numbering="true">
        <text:list-item>
          <text:p text:style-name="P3">On<text:s/>extrait la branche develop en local avec la commande<text:s/><text:span text:style-name="T4">git checkout dev</text:span><text:span text:style-name="T5">e</text:span><text:span text:style-name="T6">lop</text:span></text:p>
        </text:list-item>
        <text:list-item>
          <text:p text:style-name="P7">On créer une nouvelle branche<text:s/>en locale pour la fonctionnalité que l’on réaliser <text:span text:style-name="T8">: git branch mafunctionnalite</text:span></text:p>
        </text:list-item>
        <text:list-item>
          <text:p text:style-name="P9">on<text:s/>fait le code</text:p>
        </text:list-item>
        <text:list-item>
          <text:p text:style-name="P10">on ajoute les fichiers à la branche locale :<text:s/><text:span text:style-name="T11">git add .</text:span></text:p>
        </text:list-item>
        <text:list-item>
          <text:p text:style-name="P12">on commit les modifications :<text:s/><text:span text:style-name="T13">git commit -m « mon message »</text:span></text:p>
        </text:list-item>
        <text:list-item>
          <text:p text:style-name="P14">on pousse<text:s/>le code de ma branche locale vers une nouvelle branche sur le serveur que je crée<text:s/>gi<text:span text:style-name="T15">t push -u origin</text:span><text:span text:style-name="T16"><text:s/>nomDeLaBrancheSurLe Serveur</text:span><text:span text:style-name="T17"><text:s/></text:span>(si la branche n’existe pas encore</text:p>
        </text:list-item>
        <text:list-item>
          <text:p text:style-name="P18">On crée un Pull Request sur le<text:s/>serveur sur le serveur pour faire valider par nos relecteurs notre code (voir<text:s/>GIT-Mettre un rule sur une branche) :</text:p>
        </text:list-item>
      </text:list>
      <text:list text:style-name="LFO2" text:continue-numbering="true">
        <text:list-item>
          <text:p text:style-name="P19">Il faut sélectionner les Reviewers</text:p>
        </text:list-item>
        <text:list-item>
          <text:p text:style-name="P20">Mettre qui demande la Review (vous-même)</text:p>
        </text:list-item>
        <text:list-item>
          <text:p text:style-name="P21">Mettre le nom du projet Kanban que vous utilisez</text:p>
        </text:list-item>
      </text:list>
      <text:p text:style-name="P22">Et après la sauvegarde du pull request :</text:p>
      <text:list text:style-name="LFO3" text:continue-numbering="true">
        <text:list-item>
          <text:p text:style-name="P23">On peut qualifier l’Issu<text:s/>ds le projet Kanban (To Do,<text:s/>Pending Review, etc..)</text:p>
        </text:list-item>
        <text:list-item>
          <text:p text:style-name="P24">On lié<text:s/>au User Stories.du projet Kanban associé</text:p>
        </text:list-item>
      </text:list>
      <text:list text:style-name="LFO1" text:continue-numbering="true">
        <text:list-item>
          <text:p text:style-name="P25">On attend le retour<text:s/>des reviewers et on gère en fonctio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 style:font-weight-complex="norm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RY Sophie</meta:initial-creator>
    <dc:creator>THIRY Sophie</dc:creator>
    <meta:creation-date>2023-10-05T13:40:00Z</meta:creation-date>
    <dc:date>2023-10-05T13:40:00Z</dc:date>
    <meta:template xlink:href="Normal.dotm" xlink:type="simple"/>
    <meta:editing-cycles>2</meta:editing-cycles>
    <meta:editing-duration>PT0S</meta:editing-duration>
    <meta:document-statistic meta:page-count="1" meta:paragraph-count="2" meta:word-count="190" meta:character-count="1235" meta:row-count="8" meta:non-whitespace-character-count="1047"/>
  </office:meta>
</office:document-meta>
</file>